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5e20" officeooo:paragraph-rsid="001d5e20"/>
    </style:style>
    <style:style style:name="P2" style:family="paragraph" style:parent-style-name="Standard">
      <style:paragraph-properties fo:text-align="center" style:justify-single-word="false"/>
      <style:text-properties fo:font-size="12pt" officeooo:rsid="001d5e20" officeooo:paragraph-rsid="001d5e2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d5e20" officeooo:paragraph-rsid="001d5e20" style:font-size-asian="12pt" style:font-weight-asian="bold" style:font-size-complex="12pt" style:font-weight-complex="bold"/>
    </style:style>
    <style:style style:name="T1" style:family="text">
      <style:text-properties officeooo:rsid="00204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orts Search</text:span> Output</text:p>
      <text:p text:style-name="P2">By John Knowles</text:p>
      <text:p text:style-name="P2">CS372 Sping 2015 </text:p>
      <text:p text:style-name="P1"/>
      <text:p text:style-name="P1">Original Array middle 100</text:p>
      <text:p text:style-name="P1">17097 31034 4494 29769 27874 29936 19110 30097 20382 21562 25740 5585 25924 2850</text:p>
      <text:p text:style-name="P1">0 16732 11850 25443 8607 6851 28288 26041 22770 9224 1589 16468 12084 3401 11159</text:p>
      <text:p text:style-name="P1"><text:s/>15607 16939 19464 20921 18367 15759 19686 9024 20230 19299 29357 5471 23176 241</text:p>
      <text:p text:style-name="P1">97 1684 9989 7620 2947 32191 8276 2470 25520 14342 26198 8546 1655 7159 14059 57</text:p>
      <text:p text:style-name="P1">95 23792 13342 24838 28901 13233 12676 19737 17439 9959 30581 27086 15014 5285 5</text:p>
      <text:p text:style-name="P1">254 20728 30286 2427 19671 14537 3282 23371 6550 1349 9078 26200 16836 3574 2813</text:p>
      <text:p text:style-name="P1">8 8352 28732 27618 5234 30572 27377 25530 17732 11045 20343 16468 30001 7529 309</text:p>
      <text:p text:style-name="P1">17 12635</text:p>
      <text:p text:style-name="P1"/>
      <text:p text:style-name="P1">BubbleSort Array middle 100</text:p>
      <text:p text:style-name="P1">16501 16513 16520 16520 16535 16542 16545 16546 16550 16550 16553 16562 16566 16</text:p>
      <text:p text:style-name="P1">566 16576 16577 16584 16585 16587 16589 16590 16590 16591 16592 16595 16596 1659</text:p>
      <text:p text:style-name="P1">9 16601 16613 16617 16625 16627 16627 16634 16635 16642 16642 16648 16650 16654</text:p>
      <text:p text:style-name="P1">16658 16667 16672 16678 16679 16679 16684 16688 16694 16697 16698 16702 16703 16</text:p>
      <text:p text:style-name="P1">705 16709 16711 16714 16715 16716 16718 16728 16728 16730 16732 16736 16740 1674</text:p>
      <text:p text:style-name="P1">2 16743 16749 16755 16756 16758 16761 16761 16765 16770 16779 16783 16792 16795</text:p>
      <text:p text:style-name="P1">16799 16801 16805 16807 16808 16809 16812 16812 16813 16825 16826 16828 16829 16</text:p>
      <text:p text:style-name="P1">829 16834 16836 16841 16841 16844 16846</text:p>
      <text:p text:style-name="P1">BubbleSort swaps made is 24952888</text:p>
      <text:p text:style-name="P1"/>
      <text:p text:style-name="P1">Selectionsort Array middle 100</text:p>
      <text:p text:style-name="P1">16501 16513 16520 16520 16535 16542 16545 16546 16550 16550 16553 16562 16566 16</text:p>
      <text:p text:style-name="P1">566 16576 16577 16584 16585 16587 16589 16590 16590 16591 16592 16595 16596 1659</text:p>
      <text:p text:style-name="P1">9 16601 16613 16617 16625 16627 16627 16634 16635 16642 16642 16648 16650 16654</text:p>
      <text:p text:style-name="P1">16658 16667 16672 16678 16679 16679 16684 16688 16694 16697 16698 16702 16703 16</text:p>
      <text:p text:style-name="P1">705 16709 16711 16714 16715 16716 16718 16728 16728 16730 16732 16736 16740 1674</text:p>
      <text:p text:style-name="P1">2 16743 16749 16755 16756 16758 16761 16761 16765 16770 16779 16783 16792 16795</text:p>
      <text:p text:style-name="P1">16799 16801 16805 16807 16808 16809 16812 16812 16813 16825 16826 16828 16829 16</text:p>
      <text:p text:style-name="P1">829 16834 16836 16841 16841 16844 16846</text:p>
      <text:p text:style-name="P1">SelectionSort swaps made is 9992</text:p>
      <text:p text:style-name="P1"/>
      <text:p text:style-name="P1">QuickSort Array middle 100</text:p>
      <text:p text:style-name="P1">16501 16513 16520 16520 16535 16542 16545 16546 16550 16550 16553 16562 16566 16</text:p>
      <text:p text:style-name="P1">566 16576 16577 16584 16585 16587 16589 16590 16590 16591 16592 16595 16596 1659</text:p>
      <text:p text:style-name="P1">9 16601 16613 16617 16625 16627 16627 16634 16635 16642 16642 16648 16650 16654</text:p>
      <text:p text:style-name="P1">16658 16667 16672 16678 16679 16679 16684 16688 16694 16697 16698 16702 16703 16</text:p>
      <text:p text:style-name="P1">705 16709 16711 16714 16715 16716 16718 16728 16728 16730 16732 16736 16740 1674</text:p>
      <text:p text:style-name="P1">2 16743 16749 16755 16756 16758 16761 16761 16765 16770 16779 16783 16792 16795</text:p>
      <text:p text:style-name="P1">16799 16801 16805 16807 16808 16809 16812 16812 16813 16825 16826 16828 16829 16</text:p>
      <text:p text:style-name="P1">829 16834 16836 16841 16841 16844 16846</text:p>
      <text:p text:style-name="P1">QuickSort swaps made is 33913</text:p>
      <text:p text:style-name="P1"/>
      <text:p text:style-name="P1">Average number of probes of a linear search is 8685</text:p>
      <text:p text:style-name="P1">Theoretical number of probes in a 10k location array linear search is about 10000 probes</text:p>
      <text:p text:style-name="P1"><text:soft-page-break/></text:p>
      <text:p text:style-name="P1">Average number of probes of a binary search is 13</text:p>
      <text:p text:style-name="P1">Theoretical number of probes in a 10k location array binary search is about 13.28 probes</text:p>
      <text:p text:style-name="P1"/>
      <text:p text:style-name="P1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2S</meta:editing-duration>
    <meta:editing-cycles>6</meta:editing-cycles>
    <meta:generator>LibreOffice/4.3.5.2$Windows_x86 LibreOffice_project/3a87456aaa6a95c63eea1c1b3201acedf0751bd5</meta:generator>
    <dc:date>2015-04-15T07:35:24.020000000</dc:date>
    <meta:document-statistic meta:table-count="0" meta:image-count="0" meta:object-count="0" meta:page-count="2" meta:paragraph-count="47" meta:word-count="519" meta:character-count="2919" meta:non-whitespace-character-count="2445"/>
    <meta:user-defined meta:name="Info 1"/>
    <meta:user-defined meta:name="Info 2"/>
    <meta:user-defined meta:name="Info 3"/>
    <meta:user-defined meta:name="Info 4"/>
  </office:meta>
</office:document-meta>
</file>